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9cm" fo:min-width="5.72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2.4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48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1.535cm" fo:min-width="2.199cm" fo:padding-top="0.108cm" fo:padding-bottom="0.108cm" fo:padding-left="0.233cm" fo:padding-right="0.233cm" fo:wrap-option="wrap" draw:shadow="hidden" draw:shadow-offset-x="0cm" draw:shadow-offset-y="0cm" draw:shadow-color="#729fcf" loext:decorative="false"/>
    </style:style>
    <style:style style:name="gr1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textarea-horizontal-align="justify" draw:textarea-vertical-align="middle" draw:auto-grow-height="false" fo:min-height="0.198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2.219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Linienspitzen_20_5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Linienspitzen_20_5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.766cm" fo:min-width="3.818cm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Linienspitzen_20_5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948cm" fo:min-width="2.4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2.1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8cm" fo:min-width="0.19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1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2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1" style:family="graphic" style:parent-style-name="standard">
      <style:graphic-properties draw:textarea-horizontal-align="justify" draw:textarea-vertical-align="middle" draw:auto-grow-height="false" fo:min-height="1.084cm" fo:min-width="3.31cm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948cm" fo:min-width="2.4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2.1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8cm" fo:min-width="0.19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75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76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7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Linienspitzen_20_5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8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9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0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0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Linienspitzen_20_5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1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Linienspitzen_20_5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52" style:family="graphic" style:parent-style-name="standard" style:list-style-name="L2">
      <style:graphic-properties draw:stroke="dash" draw:stroke-dash="Dash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opacity="0%" draw:textarea-horizontal-align="justify" draw:textarea-vertical-align="middle" draw:auto-grow-height="false" fo:min-height="2.398cm" fo:min-width="2.6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7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Linienspitzen_20_5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7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Linienspitzen_20_5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7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Linienspitzen_20_5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8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335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Linienspitzen_20_5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079cm" svg:x="2.381cm" svg:y="8.398cm">
          <text:p text:style-name="P1"><text:span text:style-name="T1">W</text:span><text:span text:style-name="T1">A</text:span><text:span text:style-name="T1">N </text:span><text:span text:style-name="T1">1</text:span><text:span text:style-name="T1">9</text:span><text:span text:style-name="T1">2.</text:span><text:span text:style-name="T1">1</text:span><text:span text:style-name="T1">6</text:span><text:span text:style-name="T1">8.</text:span><text:span text:style-name="T1">0.</text:span><text:span text:style-name="T1">X</text:span><text:span text:style-name="T1">/2</text:span>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828cm" svg:y1="4.361cm" svg:x2="20.224cm" svg:y2="1.73cm" draw:start-shape="id1" draw:start-glue-point="3" svg:d="M18828 4361l1396-2631" svg:viewBox="0 0 1397 2632">
          <text:p/>
        </draw:connector>
        <draw:g draw:name="laptop" draw:style-name="gr3" xml:id="id9" draw:id="id9">
          <draw:custom-shape draw:style-name="gr4" draw:text-style-name="P3" draw:layer="layout" svg:width="2.5cm" svg:height="1.75cm" svg:x="19.57cm" svg:y="11.9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5" draw:text-style-name="P4" draw:layer="layout" svg:width="2cm" svg:height="1.25cm" svg:x="19.82cm" svg:y="12.244cm">
            <text:p/>
          </draw:rect>
          <draw:custom-shape draw:style-name="gr6" draw:text-style-name="P3" draw:layer="layout" svg:width="3cm" svg:height="0.75cm" svg:x="19.32cm" svg:y="13.74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custom-shape draw:style-name="gr7" draw:text-style-name="P5" draw:layer="layout" svg:width="0.5cm" svg:height="0.13cm" svg:x="20.57cm" svg:y="14.24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custom-shape draw:style-name="gr8" draw:text-style-name="P3" draw:layer="layout" svg:width="2.5cm" svg:height="0.38cm" svg:x="19.57cm" svg:y="13.8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</draw:g>
        <draw:g draw:name="video-television" draw:style-name="gr3" xml:id="id4" draw:id="id4">
          <draw:custom-shape draw:style-name="gr9" draw:text-style-name="P3" draw:layer="layout" svg:width="3cm" svg:height="1.75cm" svg:x="9.937cm" svg:y="13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0" draw:text-style-name="P4" draw:layer="layout" svg:width="2.75cm" svg:height="1.25cm" svg:x="10.067cm" svg:y="13.537cm">
            <text:p/>
          </draw:rect>
          <draw:custom-shape draw:style-name="gr11" draw:text-style-name="P3" draw:layer="layout" svg:width="0.5cm" svg:height="0.25cm" svg:x="11.187cm" svg:y="15.03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cm" svg:height="0.001cm" svg:x="10.937cm" svg:y="1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multi-function-device" draw:style-name="gr3" xml:id="id11" draw:id="id11">
          <draw:custom-shape draw:name="Rectangle-Cut- 1" draw:style-name="gr13" draw:text-style-name="P6" draw:layer="layout" svg:width="2.75cm" svg:height="1.75cm" svg:x="31.381cm" svg:y="13.192cm">
            <text:p/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range-x-maximum="50000" draw:handle-range-x-minimum="0" draw:handle-position="?f3 0" draw:handle-position-x="?f3" draw:handle-position-y="0"/>
            </draw:enhanced-geometry>
          </draw:custom-shape>
          <draw:custom-shape draw:style-name="gr14" draw:text-style-name="P7" draw:layer="layout" svg:width="0.25cm" svg:height="0.25cm" svg:x="33.756cm" svg:y="13.31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draw:layer="layout" svg:width="0.25cm" svg:height="0.25cm" svg:x="32.131cm" svg:y="13.8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0.25cm" svg:height="0.25cm" svg:x="32.381cm" svg:y="13.81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7" draw:layer="layout" svg:width="0.25cm" svg:height="0.25cm" svg:x="32.631cm" svg:y="13.81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25cm" svg:height="0.25cm" svg:x="32.131cm" svg:y="14.06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7" draw:layer="layout" svg:width="0.25cm" svg:height="0.25cm" svg:x="32.381cm" svg:y="14.0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0.25cm" svg:height="0.25cm" svg:x="32.631cm" svg:y="14.06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0.25cm" svg:height="0.25cm" svg:x="32.131cm" svg:y="14.31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0.25cm" svg:height="0.25cm" svg:x="32.381cm" svg:y="14.31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0.25cm" svg:height="0.25cm" svg:x="32.631cm" svg:y="14.31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1.25cm" svg:height="0.5cm" svg:x="31.881cm" svg:y="14.692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8" draw:layer="layout" svg:x1="32.006cm" svg:y1="14.817cm" svg:x2="33.006cm" svg:y2="14.817cm">
            <text:p/>
          </draw:line>
          <draw:line draw:style-name="gr26" draw:text-style-name="P8" draw:layer="layout" svg:x1="32.006cm" svg:y1="14.942cm" svg:x2="33.006cm" svg:y2="14.942cm">
            <text:p/>
          </draw:line>
          <draw:line draw:style-name="gr27" draw:text-style-name="P8" draw:layer="layout" svg:x1="32.006cm" svg:y1="15.067cm" svg:x2="33.006cm" svg:y2="15.067cm">
            <text:p/>
          </draw:line>
          <draw:custom-shape draw:style-name="gr28" draw:text-style-name="P3" draw:layer="layout" svg:width="2.771cm" svg:height="0.13cm" draw:transform="rotate (-0.107686814848051) translate (31.368cm 12.765cm)">
            <text:p/>
            <draw:enhanced-geometry svg:viewBox="0 0 21600 21600" draw:mirror-horizontal="true" draw:type="rectangle" draw:enhanced-path="M 0 0 L 21600 0 21600 21600 0 21600 0 0 Z N"/>
          </draw:custom-shape>
        </draw:g>
        <draw:connector draw:style-name="gr29" draw:text-style-name="P8" draw:layer="layout" svg:x1="8.54cm" svg:y1="6.336cm" svg:x2="10.049cm" svg:y2="6.314cm" draw:start-shape="id2" draw:end-shape="id3" draw:end-glue-point="3" svg:d="M8540 6336h755v-22h754" svg:viewBox="0 0 1510 23">
          <text:p/>
        </draw:connector>
        <draw:path draw:style-name="gr30" draw:text-style-name="P8" xml:id="id2" draw:id="id2" draw:layer="layout" svg:width="6.286cm" svg:height="6.036cm" svg:x="2.253cm" svg:y="3.318cm" svg:viewBox="0 0 6287 6037" svg:d="M1454 1958v300zM1204 3380h501l-150-1254h-202zM1665 1714c2 3 4 6 6 9 21 38 33 81 33 125s-12 87-33 126c-3 4-5 8-8 12zM1245 1986c-3-4-5-8-8-12-21-39-33-82-33-126s12-87 33-125c2-4 4-7 6-10zM1771 1638c3 4 5 9 8 13 33 57 50 122 50 188s-17 131-50 188c-4 6-7 12-11 18zM1140 2045c-4-6-7-12-11-18-33-57-50-122-50-188s17-131 50-188c3-5 6-9 8-14zM1867 1528c4 7 8 13 12 20 49 86 75 183 75 282s-26 196-75 282c-6 9-11 18-17 27zM1046 2139c-6-9-11-18-17-27-49-86-75-183-75-282s26-196 75-282c4-7 8-13 12-20zM1454 1964c-22 0-43-6-62-17-20-11-35-27-46-46s-17-40-17-62c0-23 6-44 17-63s26-35 46-46c19-11 40-17 62-17s43 6 63 17c19 11 34 27 45 46s17 40 17 63c0 22-6 43-17 62s-26 35-45 46c-20 11-41 17-63 17zM2795 3056v-1250h3000v1250zM2920 3305v-125h2750v125zM4920 2806v-750h750v750zM4995 2431h250zM2920 2757v-251h375v251h-125v73l-125 1v-74zM5345 2431h250zM5295 2156v250zM5295 2706v-250zM3921 2758v-251h375v251h-125v73l-125 1v-74zM3422 2759v-251h375v251h-125v73l-125 1v-74zM4423 2760v-251h375v251h-125v73l-125 1v-74zM2920 2310v-251h375v251h-125v73l-125 1v-74zM3921 2311v-251h375v251h-125v73l-125 1v-74zM3422 2312v-251h375v251h-125v73l-125 1v-74zM4423 2313v-251h375v251h-125v73l-125 1v-74zM1827 5001v-1250h3000v1250zM1952 5250v-125h2750v125zM3952 4751v-750h750v750zM4578 4377c0 43-12 87-34 125s-53 69-91 91-82 34-125 34c-44 0-88-12-126-34s-69-53-91-91-34-82-34-125c0-44 12-88 34-126s53-69 91-91 82-34 126-34c43 0 87 12 125 34s69 53 91 91 34 82 34 126zM2140 4376c-11 0-22-3-32-8-9-6-17-14-23-23-5-10-8-21-8-31 0-11 3-22 8-32 6-9 14-17 23-23 10-5 21-8 32-8 10 0 21 3 31 8 9 6 17 14 23 23 5 10 8 21 8 32 0 10-3 21-8 31-6 9-14 17-23 23-10 5-21 8-31 8zM2641 4376c-11 0-22-3-32-8-9-6-17-14-23-23-5-10-8-21-8-31 0-11 3-22 8-32 6-9 14-17 23-23 10-5 21-8 32-8 10 0 21 3 31 8 9 6 17 14 23 23 5 10 8 21 8 32 0 10-3 21-8 31-6 9-14 17-23 23-10 5-21 8-31 8zM2391 4376c-11 0-22-3-32-8-9-6-17-14-23-23-5-10-8-21-8-31 0-11 3-22 8-32 6-9 14-17 23-23 10-5 21-8 32-8 10 0 21 3 31 8 9 6 17 14 23 23 5 10 8 21 8 32 0 10-3 21-8 31-6 9-14 17-23 23-10 5-21 8-31 8zM2890 4376c-11 0-22-3-32-8-9-6-17-14-23-23-5-10-8-21-8-31 0-11 3-22 8-32 6-9 14-17 23-23 10-5 21-8 32-8 10 0 21 3 31 8 9 6 17 14 23 23 5 10 8 21 8 32 0 10-3 21-8 31-6 9-14 17-23 23-10 5-21 8-31 8zM4453 4378c0 43-6 87-17 125s-27 69-46 91-40 34-62 34c-23 0-44-12-63-34s-35-53-46-91-17-82-17-125c0-44 6-88 17-126s27-69 46-91 40-34 63-34c22 0 43 12 62 34s35 53 46 91 17 82 17 126zM4077 4376h500zM4327 4126v500zM0 6037v-5334h6287v5334zM1880 443v-292c0-32 1-63 2-93-10 37-19 66-27 87l-113 298h-41l-115-298-17-52-10-35 1 35 1 58v292h-53v-437h78l116 303c4 12 8 25 12 39s6 24 8 31c1-9 5-21 10-38s9-28 11-32l114-303h76v437zM2449 223c0 45-9 85-27 119-17 35-42 61-75 79-33 19-71 28-116 28-44 0-83-9-116-27-32-18-57-45-74-79s-26-75-26-120c0-70 19-125 57-164 39-39 92-59 160-59 45 0 83 9 116 26 32 18 57 44 75 77 17 34 26 74 26 120zM2388 222c0-54-13-97-41-128-27-31-65-46-115-46s-89 15-116 46c-27 30-41 73-41 128s14 99 42 131c27 32 66 48 115 48 50 0 89-16 116-47s40-75 40-132zM2702 54v389h-59v-389h-150v-48h359v48zM3319 223c0 45-9 85-26 119-18 35-43 61-76 79-32 19-71 28-115 28-45 0-84-9-116-27-33-18-58-45-75-79s-26-75-26-120c0-70 19-125 58-164 38-39 91-59 159-59 45 0 83 9 116 26 33 18 58 44 75 77 17 34 26 74 26 120zM3258 222c0-54-13-97-40-128-28-31-66-46-116-46s-88 15-116 46c-27 30-40 73-40 128s13 99 41 131 66 48 115 48c50 0 89-16 116-47s40-75 40-132zM3676 300c0 47-14 83-42 109-27 27-65 40-113 40-41 0-74-9-99-27-25-17-41-43-47-77l56-6c12 43 42 64 91 64 30 0 53-9 70-27s26-43 26-74c0-28-9-50-26-67s-40-25-69-25c-15 0-29 2-42 7s-26 13-39 24h-55l15-235h248v47h-197l-9 139c25-19 55-28 91-28 43 0 77 13 102 38 26 25 39 58 39 98zM4023 51c-44 68-76 122-94 160-18 39-32 77-41 115-10 38-14 77-14 117h-59c0-56 12-115 36-177 24-61 63-132 118-213h-234v-47h288zM4384 225c0 72-13 128-39 166-26 39-64 58-114 58s-88-19-113-57-38-94-38-167c0-75 13-132 37-169 25-37 63-56 116-56 52 0 90 19 114 57 24 37 37 93 37 168zM4327 224c0-63-7-108-22-137-14-28-38-42-72-42s-59 14-74 42-22 73-22 137c0 62 7 107 23 136 15 29 39 43 72 43s57-15 72-44 23-74 23-135z">
          <text:p/>
        </draw:path>
        <draw:connector draw:style-name="gr31" draw:text-style-name="P8" draw:layer="layout" svg:x1="11.549cm" svg:y1="7.064cm" svg:x2="11.437cm" svg:y2="13.287cm" draw:start-shape="id3" draw:start-glue-point="2" draw:end-shape="id4" draw:end-glue-point="0" svg:d="M11549 7064v3111h-112v3112" svg:viewBox="0 0 113 6224">
          <text:p/>
        </draw:connector>
        <draw:custom-shape draw:style-name="gr32" draw:text-style-name="P2" xml:id="id1" draw:id="id1" draw:layer="layout" svg:width="4.318cm" svg:height="1.016cm" svg:x="18.828cm" svg:y="3.853cm">
          <text:p text:style-name="P1"><text:span text:style-name="T2">LA</text:span><text:span text:style-name="T2">N</text:span></text:p>
          <text:p text:style-name="P1"><text:span text:style-name="T2"><text:s/></text:span><text:span text:style-name="T2">19</text:span><text:span text:style-name="T2">2.</text:span><text:span text:style-name="T2">16</text:span><text:span text:style-name="T2">8.</text:span><text:span text:style-name="T2">10</text:span><text:span text:style-name="T2">.X/</text:span><text:span text:style-name="T2">24</text:span></text:p>
          <text:p text:style-name="P1"><text:span text:style-name="T2">(O</text:span><text:span text:style-name="T2">P</text:span><text:span text:style-name="T2">N</text:span><text:span text:style-name="T2">Se</text:span><text:span text:style-name="T2">ns</text:span><text:span text:style-name="T2">e)</text:span></text:p>
          <draw:enhanced-geometry svg:viewBox="0 0 21600 21600" draw:type="rectangle" draw:enhanced-path="M 0 0 L 21600 0 21600 21600 0 21600 0 0 Z N"/>
        </draw:custom-shape>
        <draw:g draw:name="server" draw:style-name="gr3" xml:id="id6" draw:id="id6">
          <draw:g draw:style-name="gr3">
            <draw:rect draw:style-name="gr33" draw:text-style-name="P3" draw:layer="layout" svg:width="3cm" svg:height="0.625cm" svg:x="19.654cm" svg:y="5.036cm">
              <text:p/>
            </draw:rect>
            <draw:circle draw:style-name="gr34" draw:text-style-name="P3" draw:layer="layout" svg:width="0.125cm" svg:height="0.125cm" svg:x="19.904cm" svg:y="5.286cm">
              <text:p/>
            </draw:circle>
            <draw:circle draw:style-name="gr35" draw:text-style-name="P4" draw:layer="layout" svg:width="0.376cm" svg:height="0.375cm" svg:x="21.904cm" svg:y="5.161cm">
              <text:p/>
            </draw:circle>
            <draw:circle draw:style-name="gr36" draw:text-style-name="P3" draw:layer="layout" svg:width="0.125cm" svg:height="0.125cm" svg:x="20.405cm" svg:y="5.286cm">
              <text:p/>
            </draw:circle>
            <draw:circle draw:style-name="gr37" draw:text-style-name="P3" draw:layer="layout" svg:width="0.125cm" svg:height="0.125cm" svg:x="20.155cm" svg:y="5.286cm">
              <text:p/>
            </draw:circle>
            <draw:custom-shape draw:style-name="gr38" draw:text-style-name="P3" draw:layer="layout" svg:width="0.752cm" svg:height="0.125cm" svg:x="20.904cm" svg:y="5.286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rect draw:style-name="gr39" draw:text-style-name="P3" draw:layer="layout" svg:width="3cm" svg:height="0.625cm" svg:x="19.654cm" svg:y="5.661cm">
              <text:p/>
            </draw:rect>
            <draw:circle draw:style-name="gr40" draw:text-style-name="P3" draw:layer="layout" svg:width="0.125cm" svg:height="0.125cm" svg:x="19.904cm" svg:y="5.911cm">
              <text:p/>
            </draw:circle>
            <draw:circle draw:style-name="gr41" draw:text-style-name="P4" draw:layer="layout" svg:width="0.376cm" svg:height="0.375cm" svg:x="21.904cm" svg:y="5.786cm">
              <text:p/>
            </draw:circle>
            <draw:circle draw:style-name="gr42" draw:text-style-name="P3" draw:layer="layout" svg:width="0.125cm" svg:height="0.125cm" svg:x="20.405cm" svg:y="5.911cm">
              <text:p/>
            </draw:circle>
            <draw:circle draw:style-name="gr43" draw:text-style-name="P3" draw:layer="layout" svg:width="0.125cm" svg:height="0.125cm" svg:x="20.155cm" svg:y="5.911cm">
              <text:p/>
            </draw:circle>
            <draw:custom-shape draw:style-name="gr44" draw:text-style-name="P3" draw:layer="layout" svg:width="0.752cm" svg:height="0.125cm" svg:x="20.904cm" svg:y="5.911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rect draw:style-name="gr45" draw:text-style-name="P3" draw:layer="layout" svg:width="3cm" svg:height="0.625cm" svg:x="19.654cm" svg:y="6.286cm">
              <text:p/>
            </draw:rect>
            <draw:circle draw:style-name="gr46" draw:text-style-name="P3" draw:layer="layout" svg:width="0.125cm" svg:height="0.125cm" svg:x="19.904cm" svg:y="6.536cm">
              <text:p/>
            </draw:circle>
            <draw:circle draw:style-name="gr47" draw:text-style-name="P4" draw:layer="layout" svg:width="0.376cm" svg:height="0.375cm" svg:x="21.904cm" svg:y="6.411cm">
              <text:p/>
            </draw:circle>
            <draw:circle draw:style-name="gr48" draw:text-style-name="P3" draw:layer="layout" svg:width="0.125cm" svg:height="0.125cm" svg:x="20.405cm" svg:y="6.536cm">
              <text:p/>
            </draw:circle>
            <draw:circle draw:style-name="gr49" draw:text-style-name="P3" draw:layer="layout" svg:width="0.125cm" svg:height="0.125cm" svg:x="20.155cm" svg:y="6.536cm">
              <text:p/>
            </draw:circle>
            <draw:custom-shape draw:style-name="gr50" draw:text-style-name="P3" draw:layer="layout" svg:width="0.752cm" svg:height="0.125cm" svg:x="20.904cm" svg:y="6.536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rect draw:style-name="gr51" draw:text-style-name="P3" draw:layer="layout" svg:width="3cm" svg:height="0.625cm" svg:x="19.654cm" svg:y="6.911cm">
              <text:p/>
            </draw:rect>
            <draw:circle draw:style-name="gr52" draw:text-style-name="P3" draw:layer="layout" svg:width="0.125cm" svg:height="0.125cm" svg:x="19.904cm" svg:y="7.161cm">
              <text:p/>
            </draw:circle>
            <draw:circle draw:style-name="gr53" draw:text-style-name="P4" draw:layer="layout" svg:width="0.376cm" svg:height="0.375cm" svg:x="21.904cm" svg:y="7.036cm">
              <text:p/>
            </draw:circle>
            <draw:circle draw:style-name="gr54" draw:text-style-name="P3" draw:layer="layout" svg:width="0.125cm" svg:height="0.125cm" svg:x="20.405cm" svg:y="7.161cm">
              <text:p/>
            </draw:circle>
            <draw:circle draw:style-name="gr55" draw:text-style-name="P3" draw:layer="layout" svg:width="0.125cm" svg:height="0.125cm" svg:x="20.155cm" svg:y="7.161cm">
              <text:p/>
            </draw:circle>
            <draw:custom-shape draw:style-name="gr56" draw:text-style-name="P3" draw:layer="layout" svg:width="0.752cm" svg:height="0.125cm" svg:x="20.904cm" svg:y="7.161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57" draw:text-style-name="P8" draw:layer="layout" svg:x1="13.049cm" svg:y1="6.314cm" svg:x2="15.859cm" svg:y2="6.44cm" draw:start-shape="id3" draw:start-glue-point="1" draw:end-shape="id5" draw:end-glue-point="3" svg:d="M13049 6314h1405v126h1405" svg:viewBox="0 0 2811 127">
          <text:p/>
        </draw:connector>
        <draw:g draw:style-name="gr3">
          <draw:g draw:name="switch" draw:style-name="gr3" xml:id="id3" draw:id="id3">
            <draw:custom-shape draw:style-name="gr58" draw:text-style-name="P3" draw:layer="layout" svg:width="3cm" svg:height="1.25cm" svg:x="10.049cm" svg:y="5.564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2.75cm" svg:height="0.125cm" svg:x="10.174cm" svg:y="6.939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4" draw:layer="layout" svg:width="0.75cm" svg:height="0.75cm" svg:x="12.174cm" svg:y="5.814cm">
              <text:p/>
              <draw:enhanced-geometry svg:viewBox="0 0 21600 21600" draw:type="rectangle" draw:enhanced-path="M 0 0 L 21600 0 21600 21600 0 21600 0 0 Z N"/>
            </draw:custom-shape>
            <draw:polyline draw:style-name="gr61" draw:text-style-name="P8" draw:layer="layout" svg:width="0.599cm" svg:height="0.399cm" svg:x="12.249cm" svg:y="5.964cm" svg:viewBox="0 0 600 400" draw:points="0,400 168,400 448,0 600,0">
              <text:p/>
            </draw:polyline>
            <draw:polyline draw:style-name="gr62" draw:text-style-name="P8" draw:layer="layout" svg:width="0.599cm" svg:height="0.399cm" svg:x="12.249cm" svg:y="5.964cm" svg:viewBox="0 0 600 400" draw:points="600,400 432,400 152,0 0,0">
              <text:p/>
            </draw:polyline>
            <draw:polygon draw:style-name="gr63" draw:text-style-name="P3" draw:layer="layout" svg:width="0.374cm" svg:height="0.324cm" svg:x="10.174cm" svg:y="6.265cm" svg:viewBox="0 0 375 325" draw:points="0,251 0,0 375,0 375,251 250,251 250,324 125,325 125,251">
              <text:p/>
            </draw:polygon>
            <draw:polygon draw:style-name="gr64" draw:text-style-name="P3" draw:layer="layout" svg:width="0.374cm" svg:height="0.324cm" svg:x="11.175cm" svg:y="6.266cm" svg:viewBox="0 0 375 325" draw:points="0,251 0,0 375,0 375,251 250,251 250,324 125,325 125,251">
              <text:p/>
            </draw:polygon>
            <draw:polygon draw:style-name="gr65" draw:text-style-name="P3" draw:layer="layout" svg:width="0.374cm" svg:height="0.324cm" svg:x="10.676cm" svg:y="6.267cm" svg:viewBox="0 0 375 325" draw:points="0,251 0,0 375,0 375,251 250,251 250,324 125,325 125,251">
              <text:p/>
            </draw:polygon>
            <draw:polygon draw:style-name="gr66" draw:text-style-name="P3" draw:layer="layout" svg:width="0.374cm" svg:height="0.324cm" svg:x="11.677cm" svg:y="6.268cm" svg:viewBox="0 0 375 325" draw:points="0,251 0,0 375,0 375,251 250,251 250,324 125,325 125,251">
              <text:p/>
            </draw:polygon>
            <draw:polygon draw:style-name="gr67" draw:text-style-name="P3" draw:layer="layout" svg:width="0.374cm" svg:height="0.324cm" svg:x="10.174cm" svg:y="5.818cm" svg:viewBox="0 0 375 325" draw:points="0,251 0,0 375,0 375,251 250,251 250,324 125,325 125,251">
              <text:p/>
            </draw:polygon>
            <draw:polygon draw:style-name="gr68" draw:text-style-name="P3" draw:layer="layout" svg:width="0.374cm" svg:height="0.324cm" svg:x="11.175cm" svg:y="5.819cm" svg:viewBox="0 0 375 325" draw:points="0,251 0,0 375,0 375,251 250,251 250,324 125,325 125,251">
              <text:p/>
            </draw:polygon>
            <draw:polygon draw:style-name="gr69" draw:text-style-name="P3" draw:layer="layout" svg:width="0.374cm" svg:height="0.324cm" svg:x="10.676cm" svg:y="5.82cm" svg:viewBox="0 0 375 325" draw:points="0,251 0,0 375,0 375,251 250,251 250,324 125,325 125,251">
              <text:p/>
            </draw:polygon>
            <draw:polygon draw:style-name="gr70" draw:text-style-name="P3" draw:layer="layout" svg:width="0.374cm" svg:height="0.324cm" svg:x="11.677cm" svg:y="5.821cm" svg:viewBox="0 0 375 325" draw:points="0,251 0,0 375,0 375,251 250,251 250,324 125,325 125,251">
              <text:p/>
            </draw:polygon>
          </draw:g>
          <draw:custom-shape draw:style-name="gr71" draw:text-style-name="P2" draw:layer="layout" svg:width="3.81cm" svg:height="1.334cm" svg:x="9.747cm" svg:y="4.143cm">
            <text:p text:style-name="P1"><text:span text:style-name="T3"/></text:p>
            <text:p text:style-name="P1"><text:span text:style-name="T4">5P Netgear </text:span><text:span text:style-name="T4">Switch</text:span></text:p>
            <draw:enhanced-geometry svg:viewBox="0 0 21600 21600" draw:type="rectangle" draw:enhanced-path="M 0 0 L 21600 0 21600 21600 0 21600 0 0 Z N"/>
          </draw:custom-shape>
        </draw:g>
        <draw:g draw:name="switch" draw:style-name="gr3" xml:id="id7" draw:id="id7">
          <draw:custom-shape draw:style-name="gr72" draw:text-style-name="P3" draw:layer="layout" svg:width="3cm" svg:height="1.25cm" svg:x="24.71cm" svg:y="5.75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3" draw:layer="layout" svg:width="2.75cm" svg:height="0.125cm" svg:x="24.835cm" svg:y="7.1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4" draw:layer="layout" svg:width="0.75cm" svg:height="0.75cm" svg:x="26.835cm" svg:y="6.005cm">
            <text:p/>
            <draw:enhanced-geometry svg:viewBox="0 0 21600 21600" draw:type="rectangle" draw:enhanced-path="M 0 0 L 21600 0 21600 21600 0 21600 0 0 Z N"/>
          </draw:custom-shape>
          <draw:polyline draw:style-name="gr75" draw:text-style-name="P8" draw:layer="layout" svg:width="0.599cm" svg:height="0.399cm" svg:x="26.91cm" svg:y="6.155cm" svg:viewBox="0 0 600 400" draw:points="0,400 168,400 448,0 600,0">
            <text:p/>
          </draw:polyline>
          <draw:polyline draw:style-name="gr76" draw:text-style-name="P8" draw:layer="layout" svg:width="0.599cm" svg:height="0.399cm" svg:x="26.91cm" svg:y="6.155cm" svg:viewBox="0 0 600 400" draw:points="600,400 432,400 152,0 0,0">
            <text:p/>
          </draw:polyline>
          <draw:polygon draw:style-name="gr77" draw:text-style-name="P3" draw:layer="layout" svg:width="0.374cm" svg:height="0.324cm" svg:x="24.835cm" svg:y="6.456cm" svg:viewBox="0 0 375 325" draw:points="0,251 0,0 375,0 375,251 250,251 250,324 125,325 125,251">
            <text:p/>
          </draw:polygon>
          <draw:polygon draw:style-name="gr78" draw:text-style-name="P3" draw:layer="layout" svg:width="0.374cm" svg:height="0.324cm" svg:x="25.836cm" svg:y="6.457cm" svg:viewBox="0 0 375 325" draw:points="0,251 0,0 375,0 375,251 250,251 250,324 125,325 125,251">
            <text:p/>
          </draw:polygon>
          <draw:polygon draw:style-name="gr79" draw:text-style-name="P3" draw:layer="layout" svg:width="0.374cm" svg:height="0.324cm" svg:x="25.337cm" svg:y="6.458cm" svg:viewBox="0 0 375 325" draw:points="0,251 0,0 375,0 375,251 250,251 250,324 125,325 125,251">
            <text:p/>
          </draw:polygon>
          <draw:polygon draw:style-name="gr80" draw:text-style-name="P3" draw:layer="layout" svg:width="0.374cm" svg:height="0.324cm" svg:x="26.338cm" svg:y="6.459cm" svg:viewBox="0 0 375 325" draw:points="0,251 0,0 375,0 375,251 250,251 250,324 125,325 125,251">
            <text:p/>
          </draw:polygon>
          <draw:polygon draw:style-name="gr81" draw:text-style-name="P3" draw:layer="layout" svg:width="0.374cm" svg:height="0.324cm" svg:x="24.835cm" svg:y="6.009cm" svg:viewBox="0 0 375 325" draw:points="0,251 0,0 375,0 375,251 250,251 250,324 125,325 125,251">
            <text:p/>
          </draw:polygon>
          <draw:polygon draw:style-name="gr82" draw:text-style-name="P3" draw:layer="layout" svg:width="0.374cm" svg:height="0.324cm" svg:x="25.836cm" svg:y="6.01cm" svg:viewBox="0 0 375 325" draw:points="0,251 0,0 375,0 375,251 250,251 250,324 125,325 125,251">
            <text:p/>
          </draw:polygon>
          <draw:polygon draw:style-name="gr83" draw:text-style-name="P3" draw:layer="layout" svg:width="0.374cm" svg:height="0.324cm" svg:x="25.337cm" svg:y="6.011cm" svg:viewBox="0 0 375 325" draw:points="0,251 0,0 375,0 375,251 250,251 250,324 125,325 125,251">
            <text:p/>
          </draw:polygon>
          <draw:polygon draw:style-name="gr84" draw:text-style-name="P3" draw:layer="layout" svg:width="0.374cm" svg:height="0.324cm" svg:x="26.338cm" svg:y="6.012cm" svg:viewBox="0 0 375 325" draw:points="0,251 0,0 375,0 375,251 250,251 250,324 125,325 125,251">
            <text:p/>
          </draw:polygon>
        </draw:g>
        <draw:custom-shape draw:style-name="gr71" draw:text-style-name="P2" draw:layer="layout" svg:width="3.81cm" svg:height="1.334cm" svg:x="24.408cm" svg:y="4.334cm">
          <text:p text:style-name="P1"><text:span text:style-name="T3"/></text:p>
          <text:p text:style-name="P1"><text:span text:style-name="T4">10P Netgear Switch</text:span></text:p>
          <draw:enhanced-geometry svg:viewBox="0 0 21600 21600" draw:type="rectangle" draw:enhanced-path="M 0 0 L 21600 0 21600 21600 0 21600 0 0 Z N"/>
        </draw:custom-shape>
        <draw:connector draw:style-name="gr85" draw:text-style-name="P8" draw:layer="layout" svg:x1="22.654cm" svg:y1="6.286cm" svg:x2="24.71cm" svg:y2="6.505cm" draw:start-shape="id6" draw:start-glue-point="1" draw:end-shape="id7" draw:end-glue-point="3" svg:d="M22654 6286h1028v219h1028" svg:viewBox="0 0 2057 220">
          <text:p/>
        </draw:connector>
        <draw:custom-shape draw:style-name="gr32" draw:text-style-name="P2" draw:layer="layout" svg:width="4.318cm" svg:height="1.016cm" svg:x="24.923cm" svg:y="14.748cm">
          <text:p text:style-name="P1"><text:span text:style-name="T2">P</text:span><text:span text:style-name="T2">V</text:span><text:span text:style-name="T2">E</text:span><text:span text:style-name="T2">1</text:span></text:p>
          <text:p text:style-name="P1"><text:span text:style-name="T2"><text:s/></text:span><text:span text:style-name="T2">1</text:span><text:span text:style-name="T2">9</text:span><text:span text:style-name="T2">2</text:span><text:span text:style-name="T2">.</text:span><text:span text:style-name="T2">1</text:span><text:span text:style-name="T2">6</text:span><text:span text:style-name="T2">8</text:span><text:span text:style-name="T2">.</text:span><text:span text:style-name="T2">1</text:span><text:span text:style-name="T2">0</text:span><text:span text:style-name="T2">.</text:span><text:span text:style-name="T2">X</text:span><text:span text:style-name="T2">/</text:span><text:span text:style-name="T2">2</text:span><text:span text:style-name="T2">4</text:span></text:p>
          <draw:enhanced-geometry svg:viewBox="0 0 21600 21600" draw:type="rectangle" draw:enhanced-path="M 0 0 L 21600 0 21600 21600 0 21600 0 0 Z N"/>
        </draw:custom-shape>
        <draw:g draw:name="server" draw:style-name="gr3" xml:id="id10" draw:id="id10">
          <draw:g draw:style-name="gr3">
            <draw:rect draw:style-name="gr86" draw:text-style-name="P3" draw:layer="layout" svg:width="3cm" svg:height="0.625cm" svg:x="25.797cm" svg:y="12.208cm">
              <text:p/>
            </draw:rect>
            <draw:circle draw:style-name="gr87" draw:text-style-name="P3" draw:layer="layout" svg:width="0.125cm" svg:height="0.125cm" svg:x="26.047cm" svg:y="12.458cm">
              <text:p/>
            </draw:circle>
            <draw:circle draw:style-name="gr88" draw:text-style-name="P4" draw:layer="layout" svg:width="0.376cm" svg:height="0.375cm" svg:x="28.047cm" svg:y="12.333cm">
              <text:p/>
            </draw:circle>
            <draw:circle draw:style-name="gr89" draw:text-style-name="P3" draw:layer="layout" svg:width="0.125cm" svg:height="0.125cm" svg:x="26.548cm" svg:y="12.458cm">
              <text:p/>
            </draw:circle>
            <draw:circle draw:style-name="gr90" draw:text-style-name="P3" draw:layer="layout" svg:width="0.125cm" svg:height="0.125cm" svg:x="26.298cm" svg:y="12.458cm">
              <text:p/>
            </draw:circle>
            <draw:custom-shape draw:style-name="gr91" draw:text-style-name="P3" draw:layer="layout" svg:width="0.752cm" svg:height="0.125cm" svg:x="27.047cm" svg:y="12.458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rect draw:style-name="gr92" draw:text-style-name="P3" draw:layer="layout" svg:width="3cm" svg:height="0.625cm" svg:x="25.797cm" svg:y="12.833cm">
              <text:p/>
            </draw:rect>
            <draw:circle draw:style-name="gr93" draw:text-style-name="P3" draw:layer="layout" svg:width="0.125cm" svg:height="0.125cm" svg:x="26.047cm" svg:y="13.083cm">
              <text:p/>
            </draw:circle>
            <draw:circle draw:style-name="gr94" draw:text-style-name="P4" draw:layer="layout" svg:width="0.376cm" svg:height="0.375cm" svg:x="28.047cm" svg:y="12.958cm">
              <text:p/>
            </draw:circle>
            <draw:circle draw:style-name="gr95" draw:text-style-name="P3" draw:layer="layout" svg:width="0.125cm" svg:height="0.125cm" svg:x="26.548cm" svg:y="13.083cm">
              <text:p/>
            </draw:circle>
            <draw:circle draw:style-name="gr96" draw:text-style-name="P3" draw:layer="layout" svg:width="0.125cm" svg:height="0.125cm" svg:x="26.298cm" svg:y="13.083cm">
              <text:p/>
            </draw:circle>
            <draw:custom-shape draw:style-name="gr97" draw:text-style-name="P3" draw:layer="layout" svg:width="0.752cm" svg:height="0.125cm" svg:x="27.047cm" svg:y="13.083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rect draw:style-name="gr98" draw:text-style-name="P3" draw:layer="layout" svg:width="3cm" svg:height="0.625cm" svg:x="25.797cm" svg:y="13.458cm">
              <text:p/>
            </draw:rect>
            <draw:circle draw:style-name="gr99" draw:text-style-name="P3" draw:layer="layout" svg:width="0.125cm" svg:height="0.125cm" svg:x="26.047cm" svg:y="13.708cm">
              <text:p/>
            </draw:circle>
            <draw:circle draw:style-name="gr100" draw:text-style-name="P4" draw:layer="layout" svg:width="0.376cm" svg:height="0.375cm" svg:x="28.047cm" svg:y="13.583cm">
              <text:p/>
            </draw:circle>
            <draw:circle draw:style-name="gr101" draw:text-style-name="P3" draw:layer="layout" svg:width="0.125cm" svg:height="0.125cm" svg:x="26.548cm" svg:y="13.708cm">
              <text:p/>
            </draw:circle>
            <draw:circle draw:style-name="gr102" draw:text-style-name="P3" draw:layer="layout" svg:width="0.125cm" svg:height="0.125cm" svg:x="26.298cm" svg:y="13.708cm">
              <text:p/>
            </draw:circle>
            <draw:custom-shape draw:style-name="gr103" draw:text-style-name="P3" draw:layer="layout" svg:width="0.752cm" svg:height="0.125cm" svg:x="27.047cm" svg:y="13.708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rect draw:style-name="gr104" draw:text-style-name="P3" draw:layer="layout" svg:width="3cm" svg:height="0.625cm" svg:x="25.797cm" svg:y="14.083cm">
              <text:p/>
            </draw:rect>
            <draw:circle draw:style-name="gr105" draw:text-style-name="P3" draw:layer="layout" svg:width="0.125cm" svg:height="0.125cm" svg:x="26.047cm" svg:y="14.333cm">
              <text:p/>
            </draw:circle>
            <draw:circle draw:style-name="gr106" draw:text-style-name="P4" draw:layer="layout" svg:width="0.376cm" svg:height="0.375cm" svg:x="28.047cm" svg:y="14.208cm">
              <text:p/>
            </draw:circle>
            <draw:circle draw:style-name="gr107" draw:text-style-name="P3" draw:layer="layout" svg:width="0.125cm" svg:height="0.125cm" svg:x="26.548cm" svg:y="14.333cm">
              <text:p/>
            </draw:circle>
            <draw:circle draw:style-name="gr108" draw:text-style-name="P3" draw:layer="layout" svg:width="0.125cm" svg:height="0.125cm" svg:x="26.298cm" svg:y="14.333cm">
              <text:p/>
            </draw:circle>
            <draw:custom-shape draw:style-name="gr109" draw:text-style-name="P3" draw:layer="layout" svg:width="0.752cm" svg:height="0.125cm" svg:x="27.047cm" svg:y="14.333cm">
              <text:p/>
              <draw:enhanced-geometry svg:viewBox="0 0 21600 21600" draw:type="rectangle" draw:enhanced-path="M 0 0 L 21600 0 21600 21600 0 21600 0 0 Z N"/>
            </draw:custom-shape>
          </draw:g>
        </draw:g>
        <draw:g draw:name="smart-phone" draw:style-name="gr3" xml:id="id8" draw:id="id8">
          <draw:custom-shape draw:style-name="gr110" draw:text-style-name="P3" draw:layer="layout" svg:width="1.25cm" svg:height="2.5cm" svg:x="3.036cm" svg:y="12.271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11" draw:text-style-name="P4" draw:layer="layout" svg:width="1cm" svg:height="1.875cm" svg:x="3.161cm" svg:y="12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2" draw:text-style-name="P8" draw:layer="layout" svg:x1="3.411cm" svg:y1="12.396cm" svg:x2="3.911cm" svg:y2="12.396cm">
            <text:p/>
          </draw:line>
          <draw:custom-shape draw:style-name="gr113" draw:text-style-name="P4" draw:layer="layout" svg:width="0.25cm" svg:height="0.25cm" svg:x="3.536cm" svg:y="14.4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4" draw:text-style-name="P8" draw:layer="layout" svg:x1="2.253cm" svg:y1="6.336cm" svg:x2="3.036cm" svg:y2="13.521cm" draw:start-shape="id2" draw:start-glue-point="3" draw:end-shape="id8" draw:end-glue-point="3" svg:d="M2253 6336h-527v7185h1310" svg:viewBox="0 0 1311 7186">
          <text:p/>
        </draw:connector>
        <draw:g draw:name="firewall" draw:style-name="gr3" xml:id="id5" draw:id="id5">
          <draw:custom-shape draw:style-name="gr115" draw:text-style-name="P3" draw:layer="layout" svg:width="0.436cm" svg:height="0.151cm" svg:x="15.859cm" svg:y="5.57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3" draw:layer="layout" svg:width="0.175cm" svg:height="0.151cm" svg:x="15.859cm" svg:y="5.799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" draw:layer="layout" svg:width="0.436cm" svg:height="0.151cm" svg:x="16.383cm" svg:y="5.572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3" draw:layer="layout" svg:width="0.436cm" svg:height="0.151cm" svg:x="16.121cm" svg:y="5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3" draw:layer="layout" svg:width="0.436cm" svg:height="0.151cm" svg:x="16.907cm" svg:y="5.572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3" draw:layer="layout" svg:width="0.436cm" svg:height="0.151cm" svg:x="16.645cm" svg:y="5.799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3" draw:layer="layout" svg:width="0.524cm" svg:height="0.151cm" svg:x="17.43cm" svg:y="5.572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3" draw:layer="layout" svg:width="0.437cm" svg:height="0.151cm" svg:x="17.168cm" svg:y="5.799cm">
            <text:p/>
            <draw:enhanced-geometry svg:viewBox="0 0 21600 21600" draw:type="rectangle" draw:enhanced-path="M 0 0 L 21600 0 21600 21600 0 21600 0 0 Z N"/>
          </draw:custom-shape>
          <draw:custom-shape draw:style-name="gr123" draw:text-style-name="P3" draw:layer="layout" svg:width="0.262cm" svg:height="0.151cm" svg:x="17.692cm" svg:y="5.799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3" draw:layer="layout" svg:width="0.436cm" svg:height="0.151cm" svg:x="15.859cm" svg:y="6.025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3" draw:layer="layout" svg:width="0.175cm" svg:height="0.151cm" svg:x="15.859cm" svg:y="6.252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3" draw:layer="layout" svg:width="0.436cm" svg:height="0.151cm" svg:x="16.383cm" svg:y="6.025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3" draw:layer="layout" svg:width="0.436cm" svg:height="0.151cm" svg:x="16.121cm" svg:y="6.252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3" draw:layer="layout" svg:width="0.436cm" svg:height="0.151cm" svg:x="16.907cm" svg:y="6.025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3" draw:layer="layout" svg:width="0.436cm" svg:height="0.151cm" svg:x="16.645cm" svg:y="6.252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3" draw:layer="layout" svg:width="0.524cm" svg:height="0.151cm" svg:x="17.43cm" svg:y="6.025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3" draw:layer="layout" svg:width="0.437cm" svg:height="0.151cm" svg:x="17.168cm" svg:y="6.252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3" draw:layer="layout" svg:width="0.262cm" svg:height="0.151cm" svg:x="17.692cm" svg:y="6.252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3" draw:layer="layout" svg:width="0.436cm" svg:height="0.151cm" svg:x="15.859cm" svg:y="6.478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3" draw:layer="layout" svg:width="0.175cm" svg:height="0.151cm" svg:x="15.859cm" svg:y="6.705cm">
            <text:p/>
            <draw:enhanced-geometry svg:viewBox="0 0 21600 21600" draw:type="rectangle" draw:enhanced-path="M 0 0 L 21600 0 21600 21600 0 21600 0 0 Z N"/>
          </draw:custom-shape>
          <draw:custom-shape draw:style-name="gr135" draw:text-style-name="P3" draw:layer="layout" svg:width="0.436cm" svg:height="0.151cm" svg:x="16.383cm" svg:y="6.478cm">
            <text:p/>
            <draw:enhanced-geometry svg:viewBox="0 0 21600 21600" draw:type="rectangle" draw:enhanced-path="M 0 0 L 21600 0 21600 21600 0 21600 0 0 Z N"/>
          </draw:custom-shape>
          <draw:custom-shape draw:style-name="gr136" draw:text-style-name="P3" draw:layer="layout" svg:width="0.436cm" svg:height="0.151cm" svg:x="16.121cm" svg:y="6.705cm">
            <text:p/>
            <draw:enhanced-geometry svg:viewBox="0 0 21600 21600" draw:type="rectangle" draw:enhanced-path="M 0 0 L 21600 0 21600 21600 0 21600 0 0 Z N"/>
          </draw:custom-shape>
          <draw:custom-shape draw:style-name="gr137" draw:text-style-name="P3" draw:layer="layout" svg:width="0.436cm" svg:height="0.151cm" svg:x="16.907cm" svg:y="6.478cm">
            <text:p/>
            <draw:enhanced-geometry svg:viewBox="0 0 21600 21600" draw:type="rectangle" draw:enhanced-path="M 0 0 L 21600 0 21600 21600 0 21600 0 0 Z N"/>
          </draw:custom-shape>
          <draw:custom-shape draw:style-name="gr138" draw:text-style-name="P3" draw:layer="layout" svg:width="0.436cm" svg:height="0.151cm" svg:x="16.645cm" svg:y="6.705cm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3" draw:layer="layout" svg:width="0.524cm" svg:height="0.151cm" svg:x="17.43cm" svg:y="6.478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3" draw:layer="layout" svg:width="0.437cm" svg:height="0.151cm" svg:x="17.168cm" svg:y="6.705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3" draw:layer="layout" svg:width="0.262cm" svg:height="0.151cm" svg:x="17.692cm" svg:y="6.705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3" draw:layer="layout" svg:width="0.436cm" svg:height="0.151cm" svg:x="15.859cm" svg:y="6.931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3" draw:layer="layout" svg:width="0.175cm" svg:height="0.151cm" svg:x="15.859cm" svg:y="7.158cm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3" draw:layer="layout" svg:width="0.436cm" svg:height="0.151cm" svg:x="16.383cm" svg:y="6.931cm">
            <text:p/>
            <draw:enhanced-geometry svg:viewBox="0 0 21600 21600" draw:type="rectangle" draw:enhanced-path="M 0 0 L 21600 0 21600 21600 0 21600 0 0 Z N"/>
          </draw:custom-shape>
          <draw:custom-shape draw:style-name="gr145" draw:text-style-name="P3" draw:layer="layout" svg:width="0.436cm" svg:height="0.151cm" svg:x="16.121cm" svg:y="7.158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3" draw:layer="layout" svg:width="0.436cm" svg:height="0.151cm" svg:x="16.907cm" svg:y="6.931cm">
            <text:p/>
            <draw:enhanced-geometry svg:viewBox="0 0 21600 21600" draw:type="rectangle" draw:enhanced-path="M 0 0 L 21600 0 21600 21600 0 21600 0 0 Z N"/>
          </draw:custom-shape>
          <draw:custom-shape draw:style-name="gr147" draw:text-style-name="P3" draw:layer="layout" svg:width="0.436cm" svg:height="0.151cm" svg:x="16.645cm" svg:y="7.158cm">
            <text:p/>
            <draw:enhanced-geometry svg:viewBox="0 0 21600 21600" draw:type="rectangle" draw:enhanced-path="M 0 0 L 21600 0 21600 21600 0 21600 0 0 Z N"/>
          </draw:custom-shape>
          <draw:custom-shape draw:style-name="gr148" draw:text-style-name="P3" draw:layer="layout" svg:width="0.524cm" svg:height="0.151cm" svg:x="17.43cm" svg:y="6.931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3" draw:layer="layout" svg:width="0.437cm" svg:height="0.151cm" svg:x="17.168cm" svg:y="7.158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3" draw:layer="layout" svg:width="0.262cm" svg:height="0.151cm" svg:x="17.692cm" svg:y="7.158cm">
            <text:p/>
            <draw:enhanced-geometry svg:viewBox="0 0 21600 21600" draw:type="rectangle" draw:enhanced-path="M 0 0 L 21600 0 21600 21600 0 21600 0 0 Z N"/>
          </draw:custom-shape>
        </draw:g>
        <draw:connector draw:style-name="gr151" draw:text-style-name="P8" draw:layer="layout" svg:x1="17.954cm" svg:y1="6.44cm" svg:x2="19.654cm" svg:y2="6.286cm" draw:start-shape="id5" draw:start-glue-point="1" draw:end-shape="id6" draw:end-glue-point="3" svg:d="M17954 6440h850v-154h850" svg:viewBox="0 0 1701 155">
          <text:p/>
        </draw:connector>
        <draw:g draw:name="server-virtual" draw:style-name="gr3">
          <draw:custom-shape draw:style-name="gr152" draw:text-style-name="P9" draw:layer="layout" svg:width="3.2cm" svg:height="2.7cm" svg:x="25.486cm" svg:y="16.049cm">
            <text:p/>
            <draw:enhanced-geometry svg:viewBox="0 0 21600 21600" draw:type="rectangle" draw:enhanced-path="M 0 0 L 21600 0 21600 21600 0 21600 0 0 Z N"/>
          </draw:custom-shape>
          <draw:rect draw:style-name="gr153" draw:text-style-name="P3" draw:layer="layout" svg:width="3cm" svg:height="0.625cm" svg:x="25.585cm" svg:y="16.149cm">
            <text:p/>
          </draw:rect>
          <draw:circle draw:style-name="gr154" draw:text-style-name="P3" draw:layer="layout" svg:width="0.125cm" svg:height="0.125cm" svg:x="25.835cm" svg:y="16.399cm">
            <text:p/>
          </draw:circle>
          <draw:circle draw:style-name="gr155" draw:text-style-name="P4" draw:layer="layout" svg:width="0.376cm" svg:height="0.375cm" svg:x="27.835cm" svg:y="16.274cm">
            <text:p/>
          </draw:circle>
          <draw:circle draw:style-name="gr156" draw:text-style-name="P3" draw:layer="layout" svg:width="0.125cm" svg:height="0.125cm" svg:x="26.336cm" svg:y="16.399cm">
            <text:p/>
          </draw:circle>
          <draw:circle draw:style-name="gr157" draw:text-style-name="P3" draw:layer="layout" svg:width="0.125cm" svg:height="0.125cm" svg:x="26.086cm" svg:y="16.399cm">
            <text:p/>
          </draw:circle>
          <draw:custom-shape draw:style-name="gr158" draw:text-style-name="P3" draw:layer="layout" svg:width="0.752cm" svg:height="0.125cm" svg:x="26.835cm" svg:y="16.399cm">
            <text:p/>
            <draw:enhanced-geometry svg:viewBox="0 0 21600 21600" draw:type="rectangle" draw:enhanced-path="M 0 0 L 21600 0 21600 21600 0 21600 0 0 Z N"/>
          </draw:custom-shape>
          <draw:rect draw:style-name="gr159" draw:text-style-name="P3" draw:layer="layout" svg:width="3cm" svg:height="0.625cm" svg:x="25.585cm" svg:y="16.774cm">
            <text:p/>
          </draw:rect>
          <draw:circle draw:style-name="gr160" draw:text-style-name="P3" draw:layer="layout" svg:width="0.125cm" svg:height="0.125cm" svg:x="25.835cm" svg:y="17.024cm">
            <text:p/>
          </draw:circle>
          <draw:circle draw:style-name="gr161" draw:text-style-name="P4" draw:layer="layout" svg:width="0.376cm" svg:height="0.375cm" svg:x="27.835cm" svg:y="16.899cm">
            <text:p/>
          </draw:circle>
          <draw:circle draw:style-name="gr162" draw:text-style-name="P3" draw:layer="layout" svg:width="0.125cm" svg:height="0.125cm" svg:x="26.336cm" svg:y="17.024cm">
            <text:p/>
          </draw:circle>
          <draw:circle draw:style-name="gr163" draw:text-style-name="P3" draw:layer="layout" svg:width="0.125cm" svg:height="0.125cm" svg:x="26.086cm" svg:y="17.024cm">
            <text:p/>
          </draw:circle>
          <draw:custom-shape draw:style-name="gr164" draw:text-style-name="P3" draw:layer="layout" svg:width="0.752cm" svg:height="0.125cm" svg:x="26.835cm" svg:y="17.024cm">
            <text:p/>
            <draw:enhanced-geometry svg:viewBox="0 0 21600 21600" draw:type="rectangle" draw:enhanced-path="M 0 0 L 21600 0 21600 21600 0 21600 0 0 Z N"/>
          </draw:custom-shape>
          <draw:rect draw:style-name="gr165" draw:text-style-name="P3" draw:layer="layout" svg:width="3cm" svg:height="0.625cm" svg:x="25.585cm" svg:y="17.399cm">
            <text:p/>
          </draw:rect>
          <draw:circle draw:style-name="gr166" draw:text-style-name="P3" draw:layer="layout" svg:width="0.125cm" svg:height="0.125cm" svg:x="25.835cm" svg:y="17.649cm">
            <text:p/>
          </draw:circle>
          <draw:circle draw:style-name="gr167" draw:text-style-name="P4" draw:layer="layout" svg:width="0.376cm" svg:height="0.375cm" svg:x="27.835cm" svg:y="17.524cm">
            <text:p/>
          </draw:circle>
          <draw:circle draw:style-name="gr168" draw:text-style-name="P3" draw:layer="layout" svg:width="0.125cm" svg:height="0.125cm" svg:x="26.336cm" svg:y="17.649cm">
            <text:p/>
          </draw:circle>
          <draw:circle draw:style-name="gr169" draw:text-style-name="P3" draw:layer="layout" svg:width="0.125cm" svg:height="0.125cm" svg:x="26.086cm" svg:y="17.649cm">
            <text:p/>
          </draw:circle>
          <draw:custom-shape draw:style-name="gr170" draw:text-style-name="P3" draw:layer="layout" svg:width="0.752cm" svg:height="0.125cm" svg:x="26.835cm" svg:y="17.649cm">
            <text:p/>
            <draw:enhanced-geometry svg:viewBox="0 0 21600 21600" draw:type="rectangle" draw:enhanced-path="M 0 0 L 21600 0 21600 21600 0 21600 0 0 Z N"/>
          </draw:custom-shape>
          <draw:rect draw:style-name="gr171" draw:text-style-name="P3" draw:layer="layout" svg:width="3cm" svg:height="0.625cm" svg:x="25.585cm" svg:y="18.024cm">
            <text:p/>
          </draw:rect>
          <draw:circle draw:style-name="gr172" draw:text-style-name="P3" draw:layer="layout" svg:width="0.125cm" svg:height="0.125cm" svg:x="25.835cm" svg:y="18.274cm">
            <text:p/>
          </draw:circle>
          <draw:circle draw:style-name="gr173" draw:text-style-name="P4" draw:layer="layout" svg:width="0.376cm" svg:height="0.375cm" svg:x="27.835cm" svg:y="18.149cm">
            <text:p/>
          </draw:circle>
          <draw:circle draw:style-name="gr174" draw:text-style-name="P3" draw:layer="layout" svg:width="0.125cm" svg:height="0.125cm" svg:x="26.336cm" svg:y="18.274cm">
            <text:p/>
          </draw:circle>
          <draw:circle draw:style-name="gr175" draw:text-style-name="P3" draw:layer="layout" svg:width="0.125cm" svg:height="0.125cm" svg:x="26.086cm" svg:y="18.274cm">
            <text:p/>
          </draw:circle>
          <draw:custom-shape draw:style-name="gr176" draw:text-style-name="P3" draw:layer="layout" svg:width="0.752cm" svg:height="0.125cm" svg:x="26.835cm" svg:y="18.274cm">
            <text:p/>
            <draw:enhanced-geometry svg:viewBox="0 0 21600 21600" draw:type="rectangle" draw:enhanced-path="M 0 0 L 21600 0 21600 21600 0 21600 0 0 Z N"/>
          </draw:custom-shape>
        </draw:g>
        <draw:connector draw:style-name="gr177" draw:text-style-name="P8" draw:layer="layout" svg:x1="26.21cm" svg:y1="7.255cm" svg:x2="20.82cm" svg:y2="11.994cm" draw:start-shape="id7" draw:start-glue-point="2" draw:end-shape="id9" draw:end-glue-point="0" svg:d="M26210 7255v2369h-5390v2370" svg:viewBox="0 0 5391 4740">
          <text:p/>
        </draw:connector>
        <draw:connector draw:style-name="gr178" draw:text-style-name="P8" draw:layer="layout" svg:x1="26.21cm" svg:y1="7.255cm" svg:x2="27.297cm" svg:y2="12.208cm" draw:start-shape="id7" draw:start-glue-point="2" draw:end-shape="id10" svg:d="M26210 7255v2476h1087v2477" svg:viewBox="0 0 1088 4954">
          <text:p/>
        </draw:connector>
        <draw:connector draw:style-name="gr179" draw:text-style-name="P8" draw:layer="layout" draw:line-skew="-0.214cm" svg:x1="26.21cm" svg:y1="7.255cm" svg:x2="32.743cm" svg:y2="12.765cm" draw:start-shape="id7" draw:start-glue-point="2" draw:end-shape="id11" draw:end-glue-point="0" svg:d="M26210 7255v2540h6533v2970" svg:viewBox="0 0 6534 5511">
          <text:p/>
        </draw:connector>
        <draw:g draw:name="wireless-access-point" draw:style-name="gr3" xml:id="id12" draw:id="id12">
          <draw:line draw:style-name="gr180" draw:text-style-name="P8" draw:layer="layout" svg:x1="31.408cm" svg:y1="4.594cm" svg:x2="31.408cm" svg:y2="4.894cm">
            <text:p/>
          </draw:line>
          <draw:custom-shape draw:style-name="gr181" draw:text-style-name="P3" draw:layer="layout" svg:width="0.5cm" svg:height="1.253cm" svg:x="31.158cm" svg:y="4.762cm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ellipse draw:style-name="gr182" draw:text-style-name="P10" draw:layer="layout" svg:width="0.5cm" svg:height="0.502cm" svg:x="31.158cm" svg:y="4.233cm" draw:kind="arc" draw:start-angle="326.77" draw:end-angle="32.36">
            <text:p/>
          </draw:ellipse>
          <draw:ellipse draw:style-name="gr183" draw:text-style-name="P11" draw:layer="layout" svg:width="0.5cm" svg:height="0.502cm" svg:x="31.158cm" svg:y="4.233cm" draw:kind="arc" draw:start-angle="147.58" draw:end-angle="213.24">
            <text:p/>
          </draw:ellipse>
          <draw:ellipse draw:style-name="gr184" draw:text-style-name="P10" draw:layer="layout" svg:width="0.75cm" svg:height="0.752cm" svg:x="31.033cm" svg:y="4.099cm" draw:kind="arc" draw:start-angle="326.77" draw:end-angle="32.36">
            <text:p/>
          </draw:ellipse>
          <draw:ellipse draw:style-name="gr185" draw:text-style-name="P11" draw:layer="layout" svg:width="0.75cm" svg:height="0.752cm" svg:x="31.033cm" svg:y="4.099cm" draw:kind="arc" draw:start-angle="147.58" draw:end-angle="213.24">
            <text:p/>
          </draw:ellipse>
          <draw:ellipse draw:style-name="gr186" draw:text-style-name="P10" draw:layer="layout" svg:width="1.125cm" svg:height="1.128cm" svg:x="30.783cm" svg:y="3.902cm" draw:kind="arc" draw:start-angle="326.77" draw:end-angle="32.36">
            <text:p/>
          </draw:ellipse>
          <draw:ellipse draw:style-name="gr187" draw:text-style-name="P11" draw:layer="layout" svg:width="1.125cm" svg:height="1.128cm" svg:x="30.908cm" svg:y="3.902cm" draw:kind="arc" draw:start-angle="147.63" draw:end-angle="213.21">
            <text:p/>
          </draw:ellipse>
          <draw:ellipse draw:style-name="gr188" draw:text-style-name="P5" draw:layer="layout" svg:width="0.25cm" svg:height="0.251cm" svg:x="31.283cm" svg:y="4.349cm">
            <text:p/>
          </draw:ellipse>
        </draw:g>
        <draw:connector draw:style-name="gr189" draw:text-style-name="P8" draw:layer="layout" svg:x1="27.71cm" svg:y1="6.505cm" svg:x2="30.908cm" svg:y2="5.09cm" draw:start-shape="id7" draw:start-glue-point="1" draw:end-shape="id12" draw:end-glue-point="3" svg:d="M27710 6505h1599v-1415h1599" svg:viewBox="0 0 3199 1416">
          <text:p/>
        </draw:connector>
        <draw:custom-shape draw:style-name="gr32" draw:text-style-name="P2" draw:layer="layout" svg:width="4.318cm" svg:height="1.016cm" svg:x="29.321cm" svg:y="2.841cm">
          <text:p text:style-name="P1"><text:span text:style-name="T2">LAN AP</text:span></text:p>
          <text:p text:style-name="P1"><text:span text:style-name="T2"><text:s/>192.168.10.3/24</text:span></text:p>
          <text:p text:style-name="P1"><text:span text:style-name="T2">(LynkSys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3" draw:display-name="Linienspitzen 3" svg:viewBox="0 0 20 13" svg:d="M0 13l10-13 10 13z"/>
    <draw:marker draw:name="Linienspitzen_20_5" draw:display-name="Linienspitzen 5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ffff" draw:marker-start-width="0.2cm" draw:marker-start-center="false" draw:marker-end-width="0.2cm" draw:marker-end-center="false" draw:fill="none" draw:fill-color="#729fcf" loext:fill-use-slide-background="false" draw:textarea-horizontal-align="left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Shahriar Kabir</meta:initial-creator>
    <meta:creation-date>2025-08-24T09:46:01.795924900</meta:creation-date>
    <dc:date>2025-08-24T19:44:06.260440500</dc:date>
    <dc:creator>Shahriar Kabir</dc:creator>
    <meta:editing-duration>PT9H36M21S</meta:editing-duration>
    <meta:editing-cycles>6</meta:editing-cycles>
    <meta:generator>LibreOffice/25.2.5.2$Windows_X86_64 LibreOffice_project/03d19516eb2e1dd5d4ccd751a0d6f35f35e08022</meta:generator>
    <meta:document-statistic meta:object-count="211"/>
  </office:meta>
</office:document-meta>
</file>